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beration Serif1" fo:font-weight="bold" style:font-weight-asian="bold" style:font-weight-complex="bold"/>
    </style:style>
    <style:style style:name="P2" style:family="paragraph" style:parent-style-name="Standard" style:master-page-name="Standard_20__28_user_29_">
      <style:paragraph-properties style:page-number="auto" style:writing-mode="lr-tb"/>
      <style:text-properties style:font-name="Liberation Serif1" fo:font-style="normal" fo:font-weight="bold" officeooo:rsid="00306a98" officeooo:paragraph-rsid="00306a98" style:font-weight-asian="bold" style:font-weight-complex="bold"/>
    </style:style>
    <style:style style:name="P3" style:family="paragraph" style:parent-style-name="Standard">
      <style:paragraph-properties fo:margin-top="0.499cm" fo:margin-bottom="0cm" fo:line-height="150%" fo:text-align="justify" style:justify-single-word="false" style:writing-mode="lr-tb"/>
      <style:text-properties style:font-name="Liberation Serif1"/>
    </style:style>
    <style:style style:name="P4" style:family="paragraph" style:parent-style-name="Standard">
      <style:paragraph-properties fo:margin-top="0.499cm" fo:margin-bottom="0cm" fo:line-height="150%" fo:text-align="justify" style:justify-single-word="false" style:writing-mode="lr-tb"/>
      <style:text-properties style:font-name="Liberation Serif1" officeooo:paragraph-rsid="0036a474"/>
    </style:style>
    <style:style style:name="P5" style:family="paragraph" style:parent-style-name="Standard">
      <style:paragraph-properties fo:margin-top="0.499cm" fo:margin-bottom="0cm" fo:line-height="150%" fo:text-align="justify" style:justify-single-word="false" style:writing-mode="lr-tb"/>
      <style:text-properties style:font-name="Liberation Serif1" officeooo:paragraph-rsid="00321c02"/>
    </style:style>
    <style:style style:name="P6" style:family="paragraph" style:parent-style-name="Standard">
      <style:paragraph-properties fo:margin-top="0.499cm" fo:margin-bottom="0cm" fo:line-height="150%" fo:text-align="justify" style:justify-single-word="false" style:writing-mode="lr-tb"/>
      <style:text-properties style:font-name="Liberation Serif1" officeooo:paragraph-rsid="002b865e"/>
    </style:style>
    <style:style style:name="P7" style:family="paragraph" style:parent-style-name="Standard">
      <style:paragraph-properties fo:margin-top="0.499cm" fo:margin-bottom="0cm" fo:line-height="150%" fo:text-align="justify" style:justify-single-word="false" style:writing-mode="lr-tb"/>
      <style:text-properties style:font-name="Liberation Serif1" fo:font-weight="bold" officeooo:paragraph-rsid="00298de8" style:font-weight-asian="bold" style:font-weight-complex="bold"/>
    </style:style>
    <style:style style:name="P8" style:family="paragraph" style:parent-style-name="Standard">
      <style:paragraph-properties fo:margin-top="0.499cm" fo:margin-bottom="0cm" fo:line-height="150%" fo:text-align="justify" style:justify-single-word="false" style:writing-mode="lr-tb"/>
      <style:text-properties style:font-name="Liberation Serif1" fo:font-weight="bold" officeooo:paragraph-rsid="002afca7" style:font-weight-asian="bold" style:font-weight-complex="bold"/>
    </style:style>
    <style:style style:name="T1" style:family="text">
      <style:text-properties officeooo:rsid="00067682"/>
    </style:style>
    <style:style style:name="T2" style:family="text">
      <style:text-properties officeooo:rsid="002d0903"/>
    </style:style>
    <style:style style:name="T3" style:family="text">
      <style:text-properties officeooo:rsid="00342dfd"/>
    </style:style>
    <style:style style:name="T4" style:family="text">
      <style:text-properties officeooo:rsid="0036a474"/>
    </style:style>
    <style:style style:name="T5" style:family="text">
      <style:text-properties style:text-underline-style="none" officeooo:rsid="003bc2fa"/>
    </style:style>
    <style:style style:name="T6" style:family="text">
      <style:text-properties fo:font-size="12pt" fo:language="en" fo:country="GB" fo:font-style="normal" fo:font-weight="normal" officeooo:rsid="0036a474" style:font-weight-asian="normal" style:font-weight-complex="normal"/>
    </style:style>
    <style:style style:name="T7" style:family="text">
      <style:text-properties fo:font-size="12pt" fo:language="en" fo:country="GB" fo:font-style="normal" fo:font-weight="normal" officeooo:rsid="00081d14" style:font-weight-asian="normal" style:font-weight-complex="normal"/>
    </style:style>
    <style:style style:name="T8" style:family="text">
      <style:text-properties fo:font-size="12pt" fo:language="en" fo:country="GB" fo:font-style="normal" fo:font-weight="normal" officeooo:rsid="00290751" style:font-weight-asian="normal" style:font-weight-complex="normal"/>
    </style:style>
    <style:style style:name="T9" style:family="text">
      <style:text-properties fo:font-size="12pt" fo:language="en" fo:country="GB" fo:font-style="normal" fo:font-weight="normal" officeooo:rsid="0010ae43" style:font-weight-asian="normal" style:font-weight-complex="normal"/>
    </style:style>
    <style:style style:name="T10" style:family="text">
      <style:text-properties fo:font-size="12pt" fo:language="en" fo:country="GB" fo:font-style="normal" fo:font-weight="normal" officeooo:rsid="000fb0e7" style:font-weight-asian="normal" style:font-weight-complex="normal"/>
    </style:style>
    <style:style style:name="T11" style:family="text">
      <style:text-properties fo:font-size="12pt" fo:language="en" fo:country="GB" fo:font-style="normal" fo:font-weight="normal" officeooo:rsid="00296cd7" style:font-weight-asian="normal" style:font-weight-complex="normal"/>
    </style:style>
    <style:style style:name="T12" style:family="text">
      <style:text-properties fo:font-size="12pt" fo:language="en" fo:country="GB" fo:font-style="normal" fo:font-weight="normal" officeooo:rsid="00129c75" style:font-weight-asian="normal" style:font-weight-complex="normal"/>
    </style:style>
    <style:style style:name="T13" style:family="text">
      <style:text-properties fo:font-size="12pt" fo:language="en" fo:country="GB" fo:font-style="normal" fo:font-weight="normal" officeooo:rsid="0014e8e3" style:font-weight-asian="normal" style:font-weight-complex="normal"/>
    </style:style>
    <style:style style:name="T14" style:family="text">
      <style:text-properties fo:font-size="12pt" fo:language="en" fo:country="GB" fo:font-style="normal" fo:font-weight="normal" officeooo:rsid="00145b4c" style:font-weight-asian="normal" style:font-weight-complex="normal"/>
    </style:style>
    <style:style style:name="T15" style:family="text">
      <style:text-properties fo:font-size="12pt" fo:language="en" fo:country="GB" fo:font-style="normal" fo:font-weight="normal" officeooo:rsid="003bc2fa" style:font-weight-asian="normal" style:font-weight-complex="normal"/>
    </style:style>
    <style:style style:name="T16" style:family="text">
      <style:text-properties fo:font-size="12pt" fo:language="en" fo:country="GB" fo:font-style="normal" fo:font-weight="normal" officeooo:rsid="0016c9e7" style:font-weight-asian="normal" style:font-weight-complex="normal"/>
    </style:style>
    <style:style style:name="T17" style:family="text">
      <style:text-properties fo:font-size="12pt" fo:language="en" fo:country="GB" fo:font-style="normal" fo:font-weight="normal" officeooo:rsid="002dec3c" style:font-weight-asian="normal" style:font-weight-complex="normal"/>
    </style:style>
    <style:style style:name="T18" style:family="text">
      <style:text-properties fo:font-size="12pt" fo:language="en" fo:country="GB" fo:font-style="normal" fo:font-weight="normal" officeooo:rsid="00358805" style:font-weight-asian="normal" style:font-weight-complex="normal"/>
    </style:style>
    <style:style style:name="T19" style:family="text">
      <style:text-properties fo:font-size="12pt" fo:language="en" fo:country="GB" fo:font-style="normal" fo:font-weight="normal" officeooo:rsid="00298de8" style:font-weight-asian="normal" style:font-weight-complex="normal"/>
    </style:style>
    <style:style style:name="T20" style:family="text">
      <style:text-properties fo:font-size="12pt" fo:language="en" fo:country="GB" fo:font-style="normal" fo:font-weight="normal" officeooo:rsid="0019f31b" style:font-weight-asian="normal" style:font-weight-complex="normal"/>
    </style:style>
    <style:style style:name="T21" style:family="text">
      <style:text-properties fo:font-size="12pt" fo:language="en" fo:country="GB" fo:font-style="normal" fo:font-weight="normal" officeooo:rsid="002e0b6b" style:font-weight-asian="normal" style:font-weight-complex="normal"/>
    </style:style>
    <style:style style:name="T22" style:family="text">
      <style:text-properties fo:font-size="12pt" fo:language="en" fo:country="GB" fo:font-style="normal" fo:font-weight="normal" officeooo:rsid="0036bae6" style:font-weight-asian="normal" style:font-weight-complex="normal"/>
    </style:style>
    <style:style style:name="T23" style:family="text">
      <style:text-properties fo:font-size="12pt" fo:language="en" fo:country="GB" fo:font-style="normal" fo:font-weight="normal" officeooo:rsid="001b4052" style:font-weight-asian="normal" style:font-weight-complex="normal"/>
    </style:style>
    <style:style style:name="T24" style:family="text">
      <style:text-properties fo:font-size="12pt" fo:language="en" fo:country="GB" fo:font-style="normal" fo:font-weight="normal" officeooo:rsid="0009c8f8" style:font-weight-asian="normal" style:font-weight-complex="normal"/>
    </style:style>
    <style:style style:name="T25" style:family="text">
      <style:text-properties fo:font-size="12pt" fo:language="en" fo:country="GB" fo:font-style="normal" fo:font-weight="normal" officeooo:rsid="0008f075" style:font-weight-asian="normal" style:font-weight-complex="normal"/>
    </style:style>
    <style:style style:name="T26" style:family="text">
      <style:text-properties fo:font-size="12pt" fo:language="en" fo:country="GB" fo:font-style="normal" fo:font-weight="normal" officeooo:rsid="001e9928" style:font-weight-asian="normal" style:font-weight-complex="normal"/>
    </style:style>
    <style:style style:name="T27" style:family="text">
      <style:text-properties fo:font-size="12pt" fo:language="en" fo:country="GB" fo:font-style="normal" fo:font-weight="normal" officeooo:rsid="001ce2e3" style:font-weight-asian="normal" style:font-weight-complex="normal"/>
    </style:style>
    <style:style style:name="T28" style:family="text">
      <style:text-properties fo:font-size="12pt" fo:language="en" fo:country="GB" fo:font-style="normal" fo:font-weight="normal" officeooo:rsid="002afca7" style:font-weight-asian="normal" style:font-weight-complex="normal"/>
    </style:style>
    <style:style style:name="T29" style:family="text">
      <style:text-properties fo:font-size="12pt" fo:language="en" fo:country="GB" fo:font-style="normal" fo:font-weight="normal" officeooo:rsid="0020dda3" style:font-weight-asian="normal" style:font-weight-complex="normal"/>
    </style:style>
    <style:style style:name="T30" style:family="text">
      <style:text-properties fo:font-size="12pt" fo:language="en" fo:country="GB" fo:font-style="normal" fo:font-weight="normal" officeooo:rsid="000b9af9" style:font-weight-asian="normal" style:font-weight-complex="normal"/>
    </style:style>
    <style:style style:name="T31" style:family="text">
      <style:text-properties fo:font-size="12pt" fo:language="en" fo:country="GB" fo:font-style="normal" fo:font-weight="normal" officeooo:rsid="0020a2ff" style:font-weight-asian="normal" style:font-weight-complex="normal"/>
    </style:style>
    <style:style style:name="T32" style:family="text">
      <style:text-properties fo:font-size="12pt" fo:language="en" fo:country="GB" fo:font-style="normal" fo:font-weight="normal" officeooo:rsid="00201874" style:font-weight-asian="normal" style:font-weight-complex="normal"/>
    </style:style>
    <style:style style:name="T33" style:family="text">
      <style:text-properties fo:font-size="12pt" fo:language="en" fo:country="GB" fo:font-style="normal" fo:font-weight="normal" officeooo:rsid="002761f0" style:font-weight-asian="normal" style:font-weight-complex="normal"/>
    </style:style>
    <style:style style:name="T34" style:family="text">
      <style:text-properties fo:font-size="12pt" fo:language="en" fo:country="GB" fo:font-style="normal" fo:font-weight="normal" officeooo:rsid="002e242a" style:font-weight-asian="normal" style:font-weight-complex="normal"/>
    </style:style>
    <style:style style:name="T35" style:family="text">
      <style:text-properties fo:font-size="12pt" fo:language="en" fo:country="GB" fo:font-style="normal" fo:font-weight="normal" officeooo:rsid="00174d79" style:font-weight-asian="normal" style:font-weight-complex="normal"/>
    </style:style>
    <style:style style:name="T36" style:family="text">
      <style:text-properties fo:font-size="12pt" fo:language="en" fo:country="GB" fo:font-style="normal" fo:font-weight="normal" officeooo:rsid="000e2364" style:font-weight-asian="normal" style:font-weight-complex="normal"/>
    </style:style>
    <style:style style:name="T37" style:family="text">
      <style:text-properties fo:font-size="12pt" fo:language="en" fo:country="GB" fo:font-style="normal" fo:font-weight="normal" officeooo:rsid="0022d005" style:font-weight-asian="normal" style:font-weight-complex="normal"/>
    </style:style>
    <style:style style:name="T38" style:family="text">
      <style:text-properties fo:font-size="12pt" fo:language="en" fo:country="GB" fo:font-style="normal" fo:font-weight="normal" officeooo:rsid="0023c091" style:font-weight-asian="normal" style:font-weight-complex="normal"/>
    </style:style>
    <style:style style:name="T39" style:family="text">
      <style:text-properties fo:font-size="12pt" fo:language="en" fo:country="GB" fo:font-style="normal" fo:font-weight="normal" officeooo:rsid="000f97c7" style:font-weight-asian="normal" style:font-weight-complex="normal"/>
    </style:style>
    <style:style style:name="T40" style:family="text">
      <style:text-properties fo:font-size="12pt" fo:language="en" fo:country="GB" fo:font-style="normal" fo:font-weight="normal" officeooo:rsid="002e776a" style:font-weight-asian="normal" style:font-weight-complex="normal"/>
    </style:style>
    <style:style style:name="T41" style:family="text">
      <style:text-properties fo:font-size="12pt" fo:language="en" fo:country="GB" fo:font-style="normal" fo:font-weight="normal" officeooo:rsid="00301dd3" style:font-weight-asian="normal" style:font-weight-complex="normal"/>
    </style:style>
    <style:style style:name="T42" style:family="text">
      <style:text-properties fo:font-size="12pt" fo:language="en" fo:country="GB" fo:font-style="normal" fo:font-weight="normal" officeooo:rsid="002d0903" style:font-weight-asian="normal" style:font-weight-complex="normal"/>
    </style:style>
    <style:style style:name="T43" style:family="text">
      <style:text-properties fo:font-size="12pt" fo:language="en" fo:country="GB" fo:font-style="normal" fo:font-weight="normal" officeooo:rsid="002b865e" style:font-weight-asian="normal" style:font-weight-complex="normal"/>
    </style:style>
    <style:style style:name="T44" style:family="text">
      <style:text-properties fo:font-size="12pt" fo:language="en" fo:country="GB" fo:font-style="normal" fo:font-weight="normal" officeooo:rsid="00188527" style:font-weight-asian="normal" style:font-weight-complex="normal"/>
    </style:style>
    <style:style style:name="T45" style:family="text">
      <style:text-properties fo:font-size="12pt" fo:language="en" fo:country="GB" fo:font-style="normal" fo:font-weight="normal" officeooo:rsid="00408720" style:font-weight-asian="normal" style:font-weight-complex="normal"/>
    </style:style>
    <style:style style:name="T46" style:family="text">
      <style:text-properties fo:font-size="12pt" fo:language="en" fo:country="GB" fo:font-style="normal" style:text-underline-style="none" fo:font-weight="normal" officeooo:rsid="003bc2f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eftherios Garyfallidis</text:p>
      <text:p text:style-name="P1">Summary of PhD Thesis: 'Towards an accurate brain tractography'</text:p>
      <text:p text:style-name="P4"><text:span text:style-name="T4">The objective of this thesis is to improve on the methods for inferring neural tracts from diffusion weighted magnetic resonance imaging (dMRI). Accordingly, I present improvements </text:span><text:span text:style-name="T5">to</text:span><text:span text:style-name="T4"> the </text:span><text:span text:style-name="T3">reconstruction, integration, segmentation and registration </text:span><text:span text:style-name="T4">modalities of dMRI analysis</text:span><text:span text:style-name="T3">.</text:span></text:p>
      <text:p text:style-name="P5"><text:span text:style-name="T6">I c</text:span><text:span text:style-name="T7">ompar</text:span><text:span text:style-name="T8">e</text:span><text:span text:style-name="T7"> </text:span><text:span text:style-name="T9">and evaluat</text:span><text:span text:style-name="T8">e</text:span><text:span text:style-name="T7"> different </text:span><text:span text:style-name="T10">Cartesian</text:span><text:span text:style-name="T8">-</text:span><text:span text:style-name="T7">grid q-space </text:span><text:span text:style-name="T8">dMRI </text:span><text:span text:style-name="T7">acquisition </text:span><text:span text:style-name="T8">schemes,</text:span><text:span text:style-name="T7"> </text:span><text:span text:style-name="T11">using methods </text:span><text:span text:style-name="T12">based on the Fourier transform of the diffusion signal, </text:span><text:span text:style-name="T11">with </text:span><text:span text:style-name="T13">reconstruct</text:span><text:span text:style-name="T11">ions</text:span><text:span text:style-name="T13"> by </text:span><text:span text:style-name="T8">diffusion spectrum imaging</text:span><text:span text:style-name="T7"> </text:span><text:span text:style-name="T13">or</text:span><text:span text:style-name="T7"> </text:span><text:span text:style-name="T8">generalised q-ball imaging </text:span><text:span text:style-name="T11">methods</text:span><text:span text:style-name="T8">.</text:span><text:span text:style-name="T7"> </text:span><text:span text:style-name="T6">I</text:span><text:span text:style-name="T14"> propos</text:span><text:span text:style-name="T8">e</text:span><text:span text:style-name="T14"> a new reconstruction method </text:span><text:span text:style-name="T46">called</text:span><text:span text:style-name="T15"> </text:span><text:span text:style-name="T11">diffusion nabla imaging (DNI)</text:span><text:span text:style-name="T7"> </text:span><text:span text:style-name="T11">which works with </text:span><text:span text:style-name="T46">all these</text:span><text:span text:style-name="T11"> acquisition schemes, using an algorithm that</text:span><text:span text:style-name="T16"> directly approximates the </text:span><text:span text:style-name="T17">orientation distribution function</text:span><text:span text:style-name="T16"> using the Laplacian of the signal in q-space. </text:span><text:span text:style-name="T15">DNI has</text:span><text:span text:style-name="T18"> impressive accuracy on </text:span><text:span text:style-name="T46">low angle</text:span><text:span text:style-name="T18"> crossings</text:span><text:span text:style-name="T16">.</text:span></text:p>
      <text:p text:style-name="P3"><text:span text:style-name="T19">M</text:span><text:span text:style-name="T20">ost </text:span><text:span text:style-name="T19">previously published </text:span><text:span text:style-name="T20">reconstruction methods are </text:span><text:span text:style-name="T19">closely link</text:span><text:span text:style-name="T21">ed</text:span><text:span text:style-name="T19"> to</text:span><text:span text:style-name="T20"> their own specific </text:span><text:span text:style-name="T19">track integration</text:span><text:span text:style-name="T20"> method. I </text:span><text:span text:style-name="T19">have formulated</text:span><text:span text:style-name="T20"> a </text:span><text:span text:style-name="T22">general</text:span><text:span text:style-name="T20">, </text:span><text:span text:style-name="T23"><text:s/>non-inferen</text:span><text:span text:style-name="T19">t</text:span><text:span text:style-name="T23">ial,</text:span><text:span text:style-name="T24"> </text:span><text:span text:style-name="T25">deterministic tractography </text:span><text:span text:style-name="T23">algorithm </text:span><text:span text:style-name="T19">(</text:span><text:span text:style-name="T26">EuDX</text:span><text:span text:style-name="T19">)</text:span><text:span text:style-name="T26"> which is </text:span><text:span text:style-name="T25">based on </text:span><text:span text:style-name="T23">E</text:span><text:span text:style-name="T24">uler integration and </text:span><text:span text:style-name="T23">t</text:span><text:span text:style-name="T24">rilinear interpolation, which works with </text:span><text:span text:style-name="T19">voxel level information about fibre orientations including multiple crossings, and employs </text:span><text:span text:style-name="T24">a range of stopping criteria. </text:span><text:span text:style-name="T23">The purpose of th</text:span><text:span text:style-name="T26">is</text:span><text:span text:style-name="T23"> algorithm is to </text:span><text:span text:style-name="T19">be faithful to the</text:span><text:span text:style-name="T23"> reconstruction results rather than </text:span><text:span text:style-name="T26">try to</text:span><text:span text:style-name="T23"> correct </text:span><text:span text:style-name="T27">or enhance </text:span><text:span text:style-name="T23">them </text:span><text:span text:style-name="T19">by introducing </text:span><text:span text:style-name="T21">regional or </text:span><text:span text:style-name="T19">global </text:span><text:span text:style-name="T21">considerations</text:span><text:span text:style-name="T23">.</text:span></text:p>
      <text:p text:style-name="P7"><text:span text:style-name="T28">I have developed an</text:span><text:span text:style-name="T24"> </text:span><text:span text:style-name="T28">entir</text:span><text:span text:style-name="T29">ely new,</text:span><text:span text:style-name="T30"> </text:span><text:span text:style-name="T31">fully automatic, </text:span><text:span text:style-name="T24">linear time, clustering method </text:span><text:span text:style-name="T32">(</text:span><text:span text:style-name="T33">Q</text:span><text:span text:style-name="T34">uickBundles</text:span><text:span text:style-name="T32">) </text:span><text:span text:style-name="T24">which </text:span><text:span text:style-name="T28">reduces</text:span><text:span text:style-name="T30"> massive tractographies to </text:span><text:span text:style-name="T28">just </text:span><text:span text:style-name="T30">a few</text:span><text:span text:style-name="T35"> bundles. </text:span><text:span text:style-name="T36">These </text:span><text:span text:style-name="T37">bundles a</text:span><text:span text:style-name="T28">re characterised</text:span><text:span text:style-name="T37"> by </text:span><text:span text:style-name="T36">representative tracks </text:span><text:span text:style-name="T37">which </text:span><text:span text:style-name="T36">are multi-purpose and can be used </text:span><text:span text:style-name="T38">for </text:span><text:span text:style-name="T28">interaction with the data</text:span><text:span text:style-name="T36"> or as </text:span><text:span text:style-name="T38">the</text:span><text:span text:style-name="T36"> </text:span><text:span text:style-name="T31">basis</text:span><text:span text:style-name="T36"> for </text:span><text:span text:style-name="T28">applying</text:span><text:span text:style-name="T38"> </text:span><text:span text:style-name="T36">higher</text:span><text:span text:style-name="T28">-</text:span><text:span text:style-name="T38">complexity</text:span><text:span text:style-name="T36"> clustering methods which </text:span><text:span text:style-name="T28">would have been</text:span><text:span text:style-name="T39"> </text:span><text:span text:style-name="T36">impossible or too slow </text:span><text:span text:style-name="T28">with the full data set</text:span><text:span text:style-name="T36">. </text:span><text:span text:style-name="T33">Q</text:span><text:span text:style-name="T40">uickBundles</text:span><text:span text:style-name="T37"> is </text:span><text:span text:style-name="T28">currently the </text:span><text:span text:style-name="T37">fastest known </text:span><text:span text:style-name="T38">tractography </text:span><text:span text:style-name="T37">clustering algorithm.</text:span></text:p>
      <text:p text:style-name="P8"><text:span text:style-name="T41">After a</text:span><text:span text:style-name="T42">pplying </text:span><text:span text:style-name="T43">Q</text:span><text:span text:style-name="T41">uickBundles </text:span><text:span text:style-name="T43">to </text:span><text:span text:style-name="T42">tractographies</text:span><text:span text:style-name="T43"> from different subjects,</text:span><text:span text:style-name="T30"> I </text:span><text:span text:style-name="T43">show how to </text:span><text:span text:style-name="T42">use</text:span><text:span text:style-name="T30"> the </text:span><text:span text:style-name="T42">representative tracks to</text:span><text:span text:style-name="T30"> identify robust landmarks </text:span><text:span text:style-name="T42">within each subject</text:span><text:span text:style-name="T30"> </text:span><text:span text:style-name="T43">which</text:span><text:span text:style-name="T42"> I</text:span><text:span text:style-name="T44"> use to </text:span><text:span text:style-name="T30">directly register the </text:span><text:span text:style-name="T42">different tractographies</text:span><text:span text:style-name="T30"> together </text:span><text:span text:style-name="T44">in </text:span><text:span text:style-name="T42">a highly</text:span><text:span text:style-name="T44"> efficient way</text:span><text:span text:style-name="T30">. </text:span><text:span text:style-name="T45">T</text:span><text:span text:style-name="T42">he resulting correspondences provide important evidence for the anatomical plausibility of the derived bundles.</text:span><text:span text:style-name="T30"> </text:span><text:span text:style-name="T42">I demonstrate how t</text:span><text:span text:style-name="T44">h</text:span><text:span text:style-name="T42">ese</text:span><text:span text:style-name="T44"> method</text:span><text:span text:style-name="T42">s</text:span><text:span text:style-name="T44"> can be used</text:span><text:span text:style-name="T30"> </text:span><text:span text:style-name="T44">for</text:span><text:span text:style-name="T30"> group analysis, </text:span><text:span text:style-name="T42">and f</text:span><text:span text:style-name="T30">or </text:span><text:span text:style-name="T44">atlas creation</text:span><text:span text:style-name="T30">.</text:span></text:p>
      <text:p text:style-name="P6"><text:span text:style-name="T2">T</text:span>his thesis contributes <text:span text:style-name="T1">t</text:span>o the understanding of <text:span text:style-name="T1">the </text:span>diffusion signal <text:span text:style-name="T2">in the context of dMRI acquisitions</text:span> and <text:span text:style-name="T1">builds</text:span> on th<text:span text:style-name="T1">is</text:span> foundation towards a more <text:span text:style-name="T2">robust</text:span> brain tractography which <text:s/>approximates <text:span text:style-name="T1">more closely</text:span> the underlying fibr<text:span text:style-name="T1">e</text:span> archite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Liberation Serif" style:font-size-asian="10.5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Liberation Serif" fo:font-size="12pt" fo:language="en" fo:country="GB" style:font-name-asian="DejaVu Sans" style:language-asian="zh" style:country-asian="CN" style:font-name-complex="Liberation Seri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beration Serif" style:font-name-complex="Liberation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Nimmo-Smith</meta:initial-creator>
    <meta:creation-date>2011-07-27T15:54:00</meta:creation-date>
    <dc:date>2011-08-16T10:12:55</dc:date>
    <dc:creator>Eleftherios Garyfallidis</dc:creator>
    <meta:generator>OpenOffice.org/3.2$Unix OpenOffice.org_project/320m19$Build-9505</meta:generator>
    <meta:editing-duration>PT15H54M34S</meta:editing-duration>
    <meta:editing-cycles>49</meta:editing-cycles>
    <meta:document-statistic meta:table-count="0" meta:image-count="0" meta:object-count="0" meta:page-count="1" meta:paragraph-count="8" meta:word-count="378" meta:character-count="2690"/>
  </office:meta>
</office:document-meta>
</file>